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AwareInstruction.LocaleAwareInstruction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AwareInstruction.getLocale( ObjectModel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